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ource Code Pro" svg:font-family="'Source Code Pro', Consolas, Inconsolata, Menlo, Monaco, 'Courier New', monospace"/>
    <style:font-face style:name="helvetica neue" svg:font-family="'helvetica neue'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3c5" officeooo:paragraph-rsid="001643c5"/>
    </style:style>
    <style:style style:name="P2" style:family="paragraph" style:parent-style-name="Standard">
      <style:text-properties officeooo:rsid="0016f25c" officeooo:paragraph-rsid="0016f25c"/>
    </style:style>
    <style:style style:name="P3" style:family="paragraph" style:parent-style-name="Preformatted_20_Text">
      <style:text-properties officeooo:paragraph-rsid="00192ac3"/>
    </style:style>
    <style:style style:name="P4" style:family="paragraph" style:parent-style-name="Standard">
      <style:text-properties officeooo:rsid="001643c5" officeooo:paragraph-rsid="001643c5"/>
    </style:style>
    <style:style style:name="P5" style:family="paragraph" style:parent-style-name="Standard">
      <style:text-properties officeooo:rsid="00178567" officeooo:paragraph-rsid="00178567"/>
    </style:style>
    <style:style style:name="T1" style:family="text">
      <style:text-properties fo:font-variant="normal" fo:text-transform="none" fo:color="#5a5a5a" loext:opacity="100%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5a5a5a" loext:opacity="100%" style:font-name="helvetica neue" fo:font-size="10.5pt" fo:letter-spacing="normal" fo:font-style="normal" fo:font-weight="normal" officeooo:rsid="00178567"/>
    </style:style>
    <style:style style:name="T3" style:family="text">
      <style:text-properties fo:font-variant="normal" fo:text-transform="none" fo:color="#5a5a5a" loext:opacity="100%" style:font-name="helvetica neue" fo:font-size="10.5pt" fo:letter-spacing="normal" fo:font-style="normal" fo:font-weight="normal" officeooo:rsid="00192ac3"/>
    </style:style>
    <style:style style:name="T4" style:family="text">
      <style:text-properties fo:font-variant="normal" fo:text-transform="none" fo:color="#5a5a5a" loext:opacity="100%" fo:letter-spacing="normal"/>
    </style:style>
    <style:style style:name="T5" style:family="text">
      <style:text-properties fo:font-variant="normal" fo:text-transform="none" fo:color="#0a0a0a" loext:opacity="100%" style:font-name="Source Code Pro" fo:font-size="10.5pt" fo:letter-spacing="normal" fo:font-style="normal" fo:font-weight="normal" officeooo:rsid="00178567" fo:background-color="transparent" loext:char-shading-value="0" loext:padding="0cm" loext:border="none"/>
    </style:style>
    <style:style style:name="T6" style:family="text">
      <style:text-properties fo:font-variant="normal" fo:text-transform="none" fo:color="#0a0a0a" loext:opacity="100%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666666" loext:opacity="100%" style:font-name="Source Code Pro" fo:font-size="10.5pt" fo:letter-spacing="normal" fo:font-style="normal" fo:font-weight="normal" officeooo:rsid="00178567" fo:background-color="transparent" loext:char-shading-value="0" loext:padding="0cm" loext:border="none"/>
    </style:style>
    <style:style style:name="T8" style:family="text">
      <style:text-properties fo:font-variant="normal" fo:text-transform="none" fo:color="#666666" loext:opacity="100%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4070a0" loext:opacity="100%" style:font-name="Source Code Pro" fo:font-size="10.5pt" fo:letter-spacing="normal" fo:font-style="normal" fo:font-weight="normal" officeooo:rsid="00178567" fo:background-color="transparent" loext:char-shading-value="0" loext:padding="0cm" loext:border="none"/>
    </style:style>
    <style:style style:name="T10" style:family="text">
      <style:text-properties fo:font-variant="normal" fo:text-transform="none" fo:color="#4070a0" loext:opacity="100%" style:font-name="Source Code Pr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4070a0" loext:opacity="100%" style:font-name="Source Code Pro" fo:font-size="10.5pt" fo:letter-spacing="normal" fo:font-style="normal" fo:font-weight="normal" officeooo:rsid="00192ac3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 chef-server and chef-workstation packages</text:p>
      <text:p text:style-name="Standard"/>
      <text:p text:style-name="Standard">##Make the .chef directory in the users home directory</text:p>
      <text:p text:style-name="Standard">mkdir ~/.chef</text:p>
      <text:p text:style-name="Standard"/>
      <text:p text:style-name="Standard">##create user</text:p>
      <text:p text:style-name="Standard">sudo chef-server-ctl user-create ravikumar Ravi Kumar ravikumar@gratian.tech 'Kumar777#' --filename ~/.chef/ravikumar.pem</text:p>
      <text:p text:style-name="Standard"/>
      <text:p text:style-name="Standard"/>
      <text:p text:style-name="Standard">##create organization</text:p>
      <text:p text:style-name="Standard">sudo chef-server-ctl org-create gratian "Gratian Technologies" --association_user ravikumar --filename ~/.chef/gratian.pem</text:p>
      <text:p text:style-name="Standard"/>
      <text:p text:style-name="Standard">##</text:p>
      <text:p text:style-name="Standard">sudo chef-server-ctl install chef-manage</text:p>
      <text:p text:style-name="Standard">sudo chef-server-ctl reconfigure</text:p>
      <text:p text:style-name="Standard">sudo chef-manage-ctl reconfigure –accept-license</text:p>
      <text:p text:style-name="Standard"/>
      <text:p text:style-name="Standard"/>
      <text:p text:style-name="Standard"/>
      <text:p text:style-name="P1">knife ssl fetch</text:p>
      <text:p text:style-name="P1">knife ssl check</text:p>
      <text:p text:style-name="P1">knife client list</text:p>
      <text:p text:style-name="P2"/>
      <text:p text:style-name="P2">##bootstrap a node</text:p>
      <text:p text:style-name="P1">knife bootstrap 65.1.215.26 -U ec2-user -i ~/devops/chef-aws-node.pem <text:s/>-N chef-aws-node-amznlinux --sudo</text:p>
      <text:p text:style-name="P1"/>
      <text:p text:style-name="P1">knife cookbook list</text:p>
      <text:p text:style-name="P1">kinfe upload cookbook &lt;cookbookname&gt;</text:p>
      <text:p text:style-name="P1"/>
      <text:p text:style-name="P1"/>
      <text:p text:style-name="P5">Install SSL</text:p>
      <text:p text:style-name="P5">----------------</text:p>
      <text:p text:style-name="P5">chef-server-ctl stop</text:p>
      <text:p text:style-name="P1"><text:span text:style-name="T2">certbot certonly --standalone --email ravikumar@gratian.tech -d chefserver.tk</text:span></text:p>
      <text:p text:style-name="P1"><text:span text:style-name="T2"/></text:p>
      <text:p text:style-name="P1"><text:span text:style-name="T3">nano </text:span><text:span text:style-name="T2"><text:s/>/etc/opscode/chef-server.rb</text:span></text:p>
      <text:p text:style-name="P1"><text:span text:style-name="T2"/></text:p>
      <text:p text:style-name="P3"><text:span text:style-name="Source_20_Text"><text:span text:style-name="T5">nginx</text:span></text:span><text:span text:style-name="Source_20_Text"><text:span text:style-name="T7">[</text:span></text:span><text:span text:style-name="Source_20_Text"><text:span text:style-name="T9">'ssl_certificate'</text:span></text:span><text:span text:style-name="Source_20_Text"><text:span text:style-name="T7">]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9">'/etc/pki/tls/certs/your-host.crt'</text:span></text:span></text:p>
      <text:p text:style-name="P3"><text:span text:style-name="Source_20_Text"><text:span text:style-name="T6">nginx</text:span></text:span><text:span text:style-name="Source_20_Text"><text:span text:style-name="T8">[</text:span></text:span><text:span text:style-name="Source_20_Text"><text:span text:style-name="T10">'ssl_certificate_key'</text:span></text:span><text:span text:style-name="Source_20_Text"><text:span text:style-name="T8">]</text:span></text:span><text:span text:style-name="Source_20_Text"><text:span text:style-name="T6"> </text:span></text:span><text:span text:style-name="Source_20_Text"><text:span text:style-name="T8">=</text:span></text:span><text:span text:style-name="Source_20_Text"><text:span text:style-name="T6"> </text:span></text:span><text:span text:style-name="Source_20_Text"><text:span text:style-name="T10">'/etc/pki/tls/private/your-host.key'</text:span></text:span></text:p>
      <text:p text:style-name="P3"><text:span text:style-name="Source_20_Text"><text:span text:style-name="T10"/></text:span></text:p>
      <text:p text:style-name="P3"><text:span text:style-name="Source_20_Text"><text:span text:style-name="T11">chef-server-ctl reconfigure</text:span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ource Code Pro" svg:font-family="'Source Code Pro', Consolas, Inconsolata, Menlo, Monaco, 'Courier New', monospace"/>
    <style:font-face style:name="helvetica neue" svg:font-family="'helvetica neue'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23:12:00.580092314</meta:creation-date>
    <dc:date>2021-04-08T21:39:54.555786712</dc:date>
    <meta:editing-duration>PT15M35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26" meta:word-count="109" meta:character-count="1051" meta:non-whitespace-character-count="972"/>
  </office:meta>
</office:document-meta>
</file>